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2492000019DF2FDE858530CD9C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2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143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142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142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124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99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0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202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25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25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25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4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52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217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89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8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1.031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81cm" fo:padding-top="0.151cm" fo:padding-bottom="0.151cm" fo:padding-left="0.276cm" fo:padding-right="0.27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3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3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3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3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fo:min-height="1.6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5cm" fo:min-width="1.2c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66ff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00" draw:opacity="50%"/>
      <style:paragraph-properties fo:text-align="center"/>
    </style:style>
    <style:style style:name="P5" style:family="paragraph">
      <loext:graphic-properties draw:fill="solid" draw:fill-color="#ff6600" draw:opacity="50%"/>
      <style:paragraph-properties fo:text-align="center"/>
    </style:style>
    <style:style style:name="P6" style:family="paragraph">
      <loext:graphic-properties draw:fill="solid" draw:fill-color="#66ff00" draw:opacity="50%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solid" draw:fill-color="#9900ff" draw:opacity="50%"/>
      <style:paragraph-properties fo:text-align="center"/>
    </style:style>
    <style:style style:name="P9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AC_Zones" svg:width="3.15cm" svg:height="1.649cm" svg:x="36.5cm" svg:y="10.4cm" svg:viewBox="0 0 3151 1650" draw:points="822,0 0,1650 3151,1650 3150,0">
              <text:p/>
            </draw:polygon>
            <draw:polygon draw:style-name="gr1" draw:text-style-name="P1" draw:layer="AC_Zones" svg:width="4.05cm" svg:height="1.741cm" svg:x="35.6cm" svg:y="12.05cm" svg:viewBox="0 0 4051 1742" draw:points="900,5 0,1742 4051,1742 4051,0">
              <text:p/>
            </draw:polygon>
            <draw:custom-shape draw:style-name="gr2" draw:text-style-name="P1" draw:layer="AC_Zones" svg:width="1.7cm" svg:height="1.5cm" svg:x="40.6cm" svg:y="14.3cm">
              <text:p/>
              <draw:enhanced-geometry svg:viewBox="0 0 21600 21600" draw:type="rectangle" draw:enhanced-path="M 0 0 L 21600 0 21600 21600 0 21600 0 0 Z N"/>
            </draw:custom-shape>
            <draw:polygon draw:style-name="gr1" draw:text-style-name="P1" draw:layer="AC_Zones" svg:width="10.755cm" svg:height="3.055cm" svg:x="37.794cm" svg:y="4.89cm" svg:viewBox="0 0 10756 3056" draw:points="1718,3056 1718,1710 8856,1710 10756,0 0,3 0,1352">
              <text:p/>
            </draw:polygon>
            <draw:polygon draw:style-name="gr1" draw:text-style-name="P1" draw:layer="AC_Zones" svg:width="2.549cm" svg:height="7.409cm" svg:x="46cm" svg:y="4.89cm" svg:viewBox="0 0 2550 7410" draw:points="2550,0 650,1710 0,7210 1750,7410">
              <text:p/>
            </draw:polygon>
            <draw:polygon draw:style-name="gr1" draw:text-style-name="P1" draw:layer="AC_Zones" svg:width="7.137cm" svg:height="7.699cm" svg:x="39.512cm" svg:y="6.6cm" svg:viewBox="0 0 7138 7700" draw:points="0,0 7138,0 6488,5500 6388,6300 5938,6750 5438,7000 2788,7700 139,7700 139,3542 0,3541">
              <text:p/>
            </draw:polygon>
            <draw:polygon draw:style-name="gr1" draw:text-style-name="P1" draw:layer="AC_Zones" svg:width="5.449cm" svg:height="3.699cm" svg:x="42.3cm" svg:y="12.1cm" svg:viewBox="0 0 5450 3700" draw:points="3700,0 5450,200 5380,941 5050,1700 4600,2300 3900,2850 3400,3050 1050,3700 0,3200 0,2200 2650,1500 3150,1250 3600,800">
              <text:p/>
            </draw:polygon>
          </draw:g>
          <draw:g>
            <draw:polygon draw:style-name="gr1" draw:text-style-name="P1" draw:layer="AC_Zones" svg:width="10.198cm" svg:height="1.713cm" svg:x="10.001cm" svg:y="6.233cm" svg:viewBox="0 0 10199 1714" draw:points="0,4 10199,0 10199,1714 1749,1714">
              <text:p/>
            </draw:polygon>
            <draw:polygon draw:style-name="gr1" draw:text-style-name="P1" draw:layer="AC_Zones" svg:width="1.799cm" svg:height="5.192cm" svg:x="9.95cm" svg:y="6.237cm" svg:viewBox="0 0 1800 5193" draw:points="51,0 1800,1713 1800,5193 0,5193">
              <text:p/>
            </draw:polygon>
            <draw:polygon draw:style-name="gr1" draw:text-style-name="P1" draw:layer="AC_Zones" svg:width="13.45cm" svg:height="3.493cm" svg:x="11.75cm" svg:y="7.947cm" svg:viewBox="0 0 13451 3494" draw:points="0,0 0,3483 13451,3494 13451,0">
              <text:p/>
            </draw:polygon>
            <draw:polygon draw:style-name="gr1" draw:text-style-name="P1" draw:layer="AC_Zones" svg:width="9.219cm" svg:height="1.713cm" svg:x="20.2cm" svg:y="6.233cm" svg:viewBox="0 0 9220 1714" draw:points="0,0 0,1714 9220,1713 9220,0">
              <text:p/>
            </draw:polygon>
            <draw:polygon draw:style-name="gr1" draw:text-style-name="P1" draw:layer="AC_Zones" svg:width="4.948cm" svg:height="3.002cm" svg:x="25.201cm" svg:y="7.947cm" svg:viewBox="0 0 4949 3003" draw:points="0,0 0,3003 3923,3003 3920,700 4849,203 4949,145 4949,0">
              <text:p/>
            </draw:polygon>
            <draw:polygon draw:style-name="gr1" draw:text-style-name="P1" draw:layer="AC_Zones" svg:width="1.799cm" svg:height="4.119cm" svg:x="9.95cm" svg:y="11.43cm" svg:viewBox="0 0 1800 4120" draw:points="0,0 1800,0 1800,4120 0,4120">
              <text:p/>
            </draw:polygon>
            <draw:polygon draw:style-name="gr1" draw:text-style-name="P1" draw:layer="AC_Zones" svg:width="1.809cm" svg:height="4.374cm" svg:x="11.75cm" svg:y="11.43cm" svg:viewBox="0 0 1810 4375" draw:points="0,0 0,4120 850,4120 850,4370 1810,4375 1809,0">
              <text:p/>
            </draw:polygon>
            <draw:custom-shape draw:style-name="gr3" draw:text-style-name="P1" draw:layer="AC_Zones" svg:width="1.643cm" svg:height="1.028cm" svg:x="13.559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AC_Zones" svg:width="1.642cm" svg:height="2.314cm" svg:x="13.56cm" svg:y="12.45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AC_Zones" svg:width="1.642cm" svg:height="1.031cm" svg:x="13.56cm" svg:y="14.774cm">
              <text:p/>
              <draw:enhanced-geometry svg:viewBox="0 0 21600 21600" draw:type="rectangle" draw:enhanced-path="M 0 0 L 21600 0 21600 21600 0 21600 0 0 Z N"/>
            </draw:custom-shape>
            <draw:polygon draw:style-name="gr1" draw:text-style-name="P1" draw:layer="AC_Zones" svg:width="5.624cm" svg:height="2.841cm" svg:x="25.201cm" svg:y="10.95cm" svg:viewBox="0 0 5625 2842" draw:points="0,0 1,2508 1305,2500 1305,443 2429,443 3420,2842 5625,2842 5625,470 3923,470 3923,0">
              <text:p/>
            </draw:polygon>
            <draw:polygon draw:style-name="gr1" draw:text-style-name="P1" draw:layer="AC_Zones" svg:width="1.964cm" svg:height="2.068cm" svg:x="26.506cm" svg:y="11.387cm" svg:viewBox="0 0 1965 2069" draw:points="0,0 1124,6 1965,2069 0,2063">
              <text:p/>
            </draw:polygon>
            <draw:custom-shape draw:style-name="gr6" draw:text-style-name="P1" draw:layer="AC_Zones" svg:width="1.624cm" svg:height="2.346cm" svg:x="25.202cm" svg:y="13.458cm">
              <text:p/>
              <draw:enhanced-geometry svg:viewBox="0 0 21600 21600" draw:type="rectangle" draw:enhanced-path="M 0 0 L 21600 0 21600 21600 0 21600 0 0 Z N"/>
            </draw:custom-shape>
            <draw:polygon draw:style-name="gr1" draw:text-style-name="P1" draw:layer="AC_Zones" svg:width="2.303cm" svg:height="2.349cm" svg:x="26.827cm" svg:y="13.455cm" svg:viewBox="0 0 2304 2350" draw:points="0,0 1644,1 2304,1654 1903,2350 0,2350">
              <text:p/>
            </draw:polygon>
            <draw:polygon draw:style-name="gr1" draw:text-style-name="P1" draw:layer="AC_Zones" svg:width="6.128cm" svg:height="2.009cm" svg:x="28.621cm" svg:y="13.791cm" svg:viewBox="0 0 6129 2010" draw:points="0,1 511,1318 110,2010 6129,2010 6129,0">
              <text:p/>
            </draw:polygon>
            <draw:custom-shape draw:style-name="gr7" draw:text-style-name="P1" draw:layer="AC_Zones" svg:width="0.899cm" svg:height="1.183cm" svg:x="29.121cm" svg:y="8.64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AC_Zones" svg:width="0.806cm" svg:height="1.183cm" svg:x="30.02cm" svg:y="8.64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AC_Zones" svg:width="1.702cm" svg:height="1.59cm" svg:x="29.124cm" svg:y="9.83cm">
              <text:p/>
              <draw:enhanced-geometry svg:viewBox="0 0 21600 21600" draw:type="rectangle" draw:enhanced-path="M 0 0 L 21600 0 21600 21600 0 21600 0 0 Z N"/>
            </draw:custom-shape>
            <draw:polygon draw:style-name="gr1" draw:text-style-name="P1" draw:layer="AC_Zones" svg:width="10.091cm" svg:height="1.722cm" svg:x="29.42cm" svg:y="6.224cm" svg:viewBox="0 0 10092 1723" draw:points="10092,1722 0,1723 0,0 8375,18">
              <text:p/>
            </draw:polygon>
            <draw:polygon draw:style-name="gr1" draw:text-style-name="P1" draw:layer="AC_Zones" svg:width="9.361cm" svg:height="5.844cm" svg:x="30.15cm" svg:y="7.947cm" svg:viewBox="0 0 9362 5845" draw:points="0,0 9362,0 9362,2195 8810,2195 8810,2445 7172,2453 5450,5845 676,5845 676,701 118,178 0,145">
              <text:p/>
            </draw:polygon>
            <draw:polygon draw:style-name="gr1" draw:text-style-name="P1" draw:layer="AC_Zones" svg:width="9.077cm" svg:height="4.006cm" svg:x="30.3cm" svg:y="13.791cm" svg:viewBox="0 0 9078 4007" draw:points="4450,0 9050,1 9078,4007 0,4007 0,2010 4450,2010">
              <text:p/>
            </draw:polygon>
            <draw:polygon draw:style-name="gr1" draw:text-style-name="P1" draw:layer="AC_Zones" svg:width="9.412cm" svg:height="1.995cm" svg:x="20.887cm" svg:y="15.801cm" svg:viewBox="0 0 9413 1996" draw:points="0,3 0,1996 9413,1996 9413,0">
              <text:p/>
            </draw:polygon>
            <draw:polygon draw:style-name="gr1" draw:text-style-name="P1" draw:layer="AC_Zones" svg:width="2.836cm" svg:height="2.795cm" svg:x="18.05cm" svg:y="15.804cm" svg:viewBox="0 0 2837 2796" draw:points="0,2796 0,0 2837,1 2837,1993 1400,1992">
              <text:p/>
            </draw:polygon>
            <draw:polygon draw:style-name="gr1" draw:text-style-name="P1" draw:layer="AC_Zones" svg:width="5.449cm" svg:height="5.994cm" svg:x="12.6cm" svg:y="15.805cm" svg:viewBox="0 0 5450 5995" draw:points="5450,0 0,0 0,5995 3300,5995 3300,4495 3750,3795 5450,2795">
              <text:p/>
            </draw:polygon>
            <draw:custom-shape draw:style-name="gr10" draw:text-style-name="P1" draw:layer="AC_Zones" svg:width="1.75cm" svg:height="1.7cm" svg:x="9.95cm" svg:y="15.5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AC_Zones" svg:width="1.75cm" svg:height="3.3cm" svg:x="9.95cm" svg:y="17.2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AC_Zones" svg:width="1.75cm" svg:height="2cm" svg:x="9.95cm" svg:y="20.5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AC_Zones" svg:width="0.9cm" svg:height="7cm" svg:x="11.7cm" svg:y="15.55cm">
              <text:p/>
              <draw:enhanced-geometry svg:viewBox="0 0 21600 21600" draw:type="rectangle" draw:enhanced-path="M 0 0 L 21600 0 21600 21600 0 21600 0 0 Z N"/>
            </draw:custom-shape>
            <draw:polygon draw:style-name="gr1" draw:text-style-name="P1" draw:layer="AC_Zones" svg:width="1.799cm" svg:height="9.199cm" svg:x="9.95cm" svg:y="22.55cm" svg:viewBox="0 0 1800 9200" draw:points="0,9200 0,0 1800,0 1800,7450">
              <text:p/>
            </draw:polygon>
            <draw:polygon draw:style-name="gr1" draw:text-style-name="P1" draw:layer="AC_Zones" svg:width="8.149cm" svg:height="8.199cm" svg:x="11.75cm" svg:y="21.8cm" svg:viewBox="0 0 8150 8200" draw:points="0,750 850,750 850,0 8150,0 8150,8200 3920,8200 3920,7000 3020,7000 3020,8200 0,8200">
              <text:p/>
            </draw:polygon>
            <draw:polygon draw:style-name="gr1" draw:text-style-name="P1" draw:layer="AC_Zones" svg:width="12.249cm" svg:height="1.749cm" svg:x="9.95cm" svg:y="30cm" svg:viewBox="0 0 12250 1750" draw:points="0,1750 12250,1750 12250,0 5720,0 5720,350 5370,800 5250,850 5150,800 4820,350 4820,0 1800,0">
              <text:p/>
            </draw:polygon>
            <draw:polygon draw:style-name="gr1" draw:text-style-name="P1" draw:layer="AC_Zones" svg:width="2.625cm" svg:height="2.336cm" svg:x="19.9cm" svg:y="23.372cm" svg:viewBox="0 0 2626 2337" draw:points="0,2337 2626,2337 2626,0 2121,0">
              <text:p/>
            </draw:polygon>
            <draw:polygon draw:style-name="gr1" draw:text-style-name="P1" draw:layer="AC_Zones" svg:width="10.199cm" svg:height="3.908cm" svg:x="19.9cm" svg:y="21.8cm" svg:viewBox="0 0 10200 3909" draw:points="2121,1572 10200,1572 10200,0 0,0 0,3909">
              <text:p/>
            </draw:polygon>
          </draw:g>
          <draw:g>
            <draw:polygon draw:style-name="gr1" draw:text-style-name="P1" draw:layer="AC_Zones" svg:width="1.899cm" svg:height="8.649cm" svg:x="41.5cm" svg:y="15.3cm" svg:viewBox="0 0 1900 8650" draw:points="800,0 1850,500 1850,2550 450,2550 450,6497 1850,6497 1900,7200 1750,7200 0,8650 0,500 800,500">
              <text:p/>
            </draw:polygon>
            <draw:polygon draw:style-name="gr1" draw:text-style-name="P1" draw:layer="AC_Zones" svg:width="2.379cm" svg:height="9.757cm" svg:x="39.12cm" svg:y="13.792cm" svg:viewBox="0 0 2380 9758" draw:points="230,0 531,0 530,508 1480,508 1480,2008 2380,2008 2380,9758 1789,9758 1789,9693 0,9693 0,3998 258,3996">
              <text:p/>
            </draw:polygon>
            <draw:polygon draw:style-name="gr1" draw:text-style-name="P1" draw:layer="AC_Zones" svg:width="11.849cm" svg:height="1.749cm" svg:x="22.2cm" svg:y="30cm" svg:viewBox="0 0 11850 1750" draw:points="0,0 0,1750 11850,1750 11850,0 4402,0 4401,600 1685,604 1685,0">
              <text:p/>
            </draw:polygon>
            <draw:polygon draw:style-name="gr1" draw:text-style-name="P1" draw:layer="AC_Zones" svg:width="10.899cm" svg:height="1.939cm" svg:x="19.9cm" svg:y="28.06cm" svg:viewBox="0 0 10900 1940" draw:points="0,0 0,1940 3986,1940 3985,791 6702,791 6702,1940 10900,1940 10900,0">
              <text:p/>
            </draw:polygon>
            <draw:polygon draw:style-name="gr1" draw:text-style-name="P1" draw:layer="AC_Zones" svg:width="5.139cm" svg:height="4.687cm" svg:x="24.963cm" svg:y="23.372cm" svg:viewBox="0 0 5140 4688" draw:points="1,0 0,4688 5140,4688 5137,0">
              <text:p/>
            </draw:polygon>
            <draw:polygon draw:style-name="gr1" draw:text-style-name="P1" draw:layer="AC_Zones" svg:width="2.437cm" svg:height="2.337cm" svg:x="22.526cm" svg:y="23.371cm" svg:viewBox="0 0 2438 2338" draw:points="0,1 2438,0 2437,2337 1,2338">
              <text:p/>
            </draw:polygon>
            <draw:polygon draw:style-name="gr1" draw:text-style-name="P1" draw:layer="AC_Zones" svg:width="1.675cm" svg:height="2.351cm" svg:x="23.287cm" svg:y="25.708cm" svg:viewBox="0 0 1676 2352" draw:points="0,0 1676,0 1676,2352 0,2352">
              <text:p/>
            </draw:polygon>
            <draw:polygon draw:style-name="gr1" draw:text-style-name="P1" draw:layer="AC_Zones" svg:width="1.615cm" svg:height="2.351cm" svg:x="21.671cm" svg:y="25.708cm" svg:viewBox="0 0 1616 2352" draw:points="0,1 1616,0 1616,2352 0,2352">
              <text:p/>
            </draw:polygon>
            <draw:polygon draw:style-name="gr1" draw:text-style-name="P1" draw:layer="AC_Zones" svg:width="1.77cm" svg:height="2.35cm" svg:x="19.9cm" svg:y="25.709cm" svg:viewBox="0 0 1771 2351" draw:points="0,0 1770,0 1771,2351 0,2351">
              <text:p/>
            </draw:polygon>
            <draw:custom-shape draw:style-name="gr14" draw:text-style-name="P1" draw:layer="AC_Zones" svg:width="9.02cm" svg:height="1.535cm" svg:x="30.1cm" svg:y="21.95cm">
              <text:p/>
              <draw:enhanced-geometry svg:viewBox="0 0 21600 21600" draw:type="rectangle" draw:enhanced-path="M 0 0 L 21600 0 21600 21600 0 21600 0 0 Z N"/>
            </draw:custom-shape>
            <draw:polygon draw:style-name="gr1" draw:text-style-name="P1" draw:layer="AC_Zones" svg:width="11.599cm" svg:height="1.699cm" svg:x="34.05cm" svg:y="30.05cm" svg:viewBox="0 0 11600 1700" draw:points="10050,0 0,0 0,1700 11600,1700">
              <text:p/>
            </draw:polygon>
            <draw:polygon draw:style-name="gr1" draw:text-style-name="P1" draw:layer="AC_Zones" svg:width="13.549cm" svg:height="2.149cm" svg:x="30.8cm" svg:y="27.9cm" svg:viewBox="0 0 13550 2150" draw:points="0,160 0,2100 3250,2100 3250,2150 13300,2150 13550,0 10109,0 10109,159">
              <text:p/>
            </draw:polygon>
            <draw:polygon draw:style-name="gr1" draw:text-style-name="P1" draw:layer="AC_Zones" svg:width="3.79cm" svg:height="4.349cm" svg:x="40.909cm" svg:y="23.55cm" svg:viewBox="0 0 3791 4350" draw:points="591,400 591,0 0,0 0,4350 3441,4350 3791,950">
              <text:p/>
            </draw:polygon>
            <draw:custom-shape draw:style-name="gr15" draw:text-style-name="P1" draw:layer="AC_Zones" svg:width="8.717cm" svg:height="4.574cm" svg:x="30.103cm" svg:y="23.486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AC_Zones" svg:width="2.089cm" svg:height="4.573cm" svg:x="38.82cm" svg:y="23.486cm">
              <text:p/>
              <draw:enhanced-geometry svg:viewBox="0 0 21600 21600" draw:type="rectangle" draw:enhanced-path="M 0 0 L 21600 0 21600 21600 0 21600 0 0 Z N"/>
            </draw:custom-shape>
            <draw:polygon draw:style-name="gr1" draw:text-style-name="P1" draw:layer="AC_Zones" svg:width="2.091cm" svg:height="3.599cm" svg:x="44.4cm" svg:y="24.05cm" svg:viewBox="0 0 2092 3600" draw:points="2092,0 300,450 0,3600 1700,3600">
              <text:p/>
            </draw:polygon>
            <draw:polygon draw:style-name="gr1" draw:text-style-name="P1" draw:layer="AC_Zones" svg:width="1.999cm" svg:height="4.099cm" svg:x="44.1cm" svg:y="27.65cm" svg:viewBox="0 0 2000 4100" draw:points="300,0 2000,0 1550,4100 0,2400">
              <text:p/>
            </draw:polygon>
            <draw:polygon draw:style-name="gr1" draw:text-style-name="P1" draw:layer="AC_Zones" svg:width="4.991cm" svg:height="1.999cm" svg:x="41.5cm" svg:y="22.5cm" svg:viewBox="0 0 4992 2000" draw:points="1750,0 0,1450 3200,2000 4992,1550 4992,1486 4950,1000 4700,650 4371,442 4200,400">
              <text:p/>
            </draw:polygon>
            <draw:custom-shape draw:style-name="gr17" draw:text-style-name="P1" draw:layer="AC_Zones" svg:width="1.18cm" svg:height="0.881cm" svg:x="23.886cm" svg:y="28.85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" draw:layer="AC_Zones" svg:width="1.531cm" svg:height="1.75cm" svg:x="25.07cm" svg:y="28.8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AC_Zones" svg:width="1.181cm" svg:height="0.874cm" svg:x="23.885cm" svg:y="29.73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0" draw:text-style-name="P2" draw:layer="PDF_Base" svg:width="56.541cm" svg:height="39.999cm" svg:x="0.36cm" svg:y="1.8cm">
          <draw:image xlink:href="Pictures/1000000000002492000019DF2FDE858530CD9C36.jpg" xlink:type="simple" xlink:show="embed" xlink:actuate="onLoad">
            <text:p/>
          </draw:image>
        </draw:frame>
        <draw:line draw:style-name="gr21" draw:text-style-name="P2" draw:layer="Walls" svg:x1="9.971cm" svg:y1="24.342cm" svg:x2="9.971cm" svg:y2="31.75cm">
          <text:p/>
        </draw:line>
        <draw:line draw:style-name="gr21" draw:text-style-name="P2" draw:layer="Walls" svg:x1="9.971cm" svg:y1="24.342cm" svg:x2="10.001cm" svg:y2="15.791cm">
          <text:p/>
        </draw:line>
        <draw:line draw:style-name="gr21" draw:text-style-name="P2" draw:layer="Walls" svg:x1="17.966cm" svg:y1="15.805cm" svg:x2="13.559cm" svg:y2="15.805cm">
          <text:p/>
        </draw:line>
        <draw:line draw:style-name="gr21" draw:text-style-name="P2" draw:layer="Walls" svg:x1="10.001cm" svg:y1="15.791cm" svg:x2="10.001cm" svg:y2="6.237cm">
          <text:p/>
        </draw:line>
        <draw:line draw:style-name="gr21" draw:text-style-name="P2" draw:layer="Walls" svg:x1="19.9cm" svg:y1="25.709cm" svg:x2="22.021cm" svg:y2="23.372cm">
          <text:p/>
        </draw:line>
        <draw:line draw:style-name="gr21" draw:text-style-name="P2" draw:layer="Walls" svg:x1="22.021cm" svg:y1="23.372cm" svg:x2="24.221cm" svg:y2="23.372cm">
          <text:p/>
        </draw:line>
        <draw:line draw:style-name="gr21" draw:text-style-name="P2" draw:layer="Walls" svg:x1="24.176cm" svg:y1="22.05cm" svg:x2="24.45cm" svg:y2="22.2cm">
          <text:p/>
        </draw:line>
        <draw:line draw:style-name="gr21" draw:text-style-name="P2" draw:layer="Walls" svg:x1="21.13cm" svg:y1="20.323cm" svg:x2="20.845cm" svg:y2="20.011cm">
          <text:p/>
        </draw:line>
        <draw:line draw:style-name="gr21" draw:text-style-name="P2" draw:layer="Walls" svg:x1="20.845cm" svg:y1="20.011cm" svg:x2="20.602cm" svg:y2="19.623cm">
          <text:p/>
        </draw:line>
        <draw:line draw:style-name="gr21" draw:text-style-name="P2" draw:layer="Walls" svg:x1="20.602cm" svg:y1="19.623cm" svg:x2="20.487cm" svg:y2="19.242cm">
          <text:p/>
        </draw:line>
        <draw:line draw:style-name="gr21" draw:text-style-name="P2" draw:layer="Walls" svg:x1="20.487cm" svg:y1="19.242cm" svg:x2="20.487cm" svg:y2="18.791cm">
          <text:p/>
        </draw:line>
        <draw:line draw:style-name="gr21" draw:text-style-name="P2" draw:layer="Walls" svg:x1="20.487cm" svg:y1="18.791cm" svg:x2="20.487cm" svg:y2="17.798cm">
          <text:p/>
        </draw:line>
        <draw:line draw:style-name="gr21" draw:text-style-name="P2" draw:layer="Walls" svg:x1="19.143cm" svg:y1="15.805cm" svg:x2="17.966cm" svg:y2="15.805cm">
          <text:p/>
        </draw:line>
        <draw:line draw:style-name="gr21" draw:text-style-name="P2" draw:layer="Walls" svg:x1="19.143cm" svg:y1="15.805cm" svg:x2="28.77cm" svg:y2="15.805cm">
          <text:p/>
        </draw:line>
        <draw:line draw:style-name="gr21" draw:text-style-name="P2" draw:layer="Walls" svg:x1="30.485cm" svg:y1="17.797cm" svg:x2="20.487cm" svg:y2="17.797cm">
          <text:p/>
        </draw:line>
        <draw:line draw:style-name="gr21" draw:text-style-name="P2" draw:layer="Walls" svg:x1="29.131cm" svg:y1="15.109cm" svg:x2="28.621cm" svg:y2="13.792cm">
          <text:p/>
        </draw:line>
        <draw:line draw:style-name="gr21" draw:text-style-name="P2" draw:layer="Walls" svg:x1="28.731cm" svg:y1="15.801cm" svg:x2="29.131cm" svg:y2="15.109cm">
          <text:p/>
        </draw:line>
        <draw:line draw:style-name="gr21" draw:text-style-name="P2" draw:layer="Walls" svg:x1="30.832cm" svg:y1="11.42cm" svg:x2="29.124cm" svg:y2="11.417cm">
          <text:p/>
        </draw:line>
        <draw:line draw:style-name="gr21" draw:text-style-name="P2" draw:layer="Walls" svg:x1="29.124cm" svg:y1="11.417cm" svg:x2="29.124cm" svg:y2="10.918cm">
          <text:p/>
        </draw:line>
        <draw:line draw:style-name="gr21" draw:text-style-name="P2" draw:layer="Walls" svg:x1="25.202cm" svg:y1="13.458cm" svg:x2="26.506cm" svg:y2="13.458cm">
          <text:p/>
        </draw:line>
        <draw:line draw:style-name="gr21" draw:text-style-name="P2" draw:layer="Walls" svg:x1="26.506cm" svg:y1="13.458cm" svg:x2="26.49cm" svg:y2="11.393cm">
          <text:p/>
        </draw:line>
        <draw:line draw:style-name="gr21" draw:text-style-name="P2" draw:layer="Walls" svg:x1="26.49cm" svg:y1="11.393cm" svg:x2="27.63cm" svg:y2="11.387cm">
          <text:p/>
        </draw:line>
        <draw:line draw:style-name="gr21" draw:text-style-name="P2" draw:layer="Walls" svg:x1="27.63cm" svg:y1="11.387cm" svg:x2="28.621cm" svg:y2="13.792cm">
          <text:p/>
        </draw:line>
        <draw:line draw:style-name="gr21" draw:text-style-name="P2" draw:layer="Walls" svg:x1="29.124cm" svg:y1="10.918cm" svg:x2="29.121cm" svg:y2="8.642cm">
          <text:p/>
        </draw:line>
        <draw:line draw:style-name="gr21" draw:text-style-name="P2" draw:layer="Walls" svg:x1="30.02cm" svg:y1="9.83cm" svg:x2="30.02cm" svg:y2="8.647cm">
          <text:p/>
        </draw:line>
        <draw:line draw:style-name="gr21" draw:text-style-name="P2" draw:layer="Walls" svg:x1="29.124cm" svg:y1="8.647cm" svg:x2="30.112cm" svg:y2="8.116cm">
          <text:p/>
        </draw:line>
        <draw:line draw:style-name="gr21" draw:text-style-name="P2" draw:layer="Walls" svg:x1="30.112cm" svg:y1="8.116cm" svg:x2="30.173cm" svg:y2="8.092cm">
          <text:p/>
        </draw:line>
        <draw:line draw:style-name="gr21" draw:text-style-name="P2" draw:layer="Walls" svg:x1="19.996cm" svg:y1="28.051cm" svg:x2="25.015cm" svg:y2="28.05cm">
          <text:p/>
        </draw:line>
        <draw:line draw:style-name="gr21" draw:text-style-name="P2" draw:layer="Walls" svg:x1="25.015cm" svg:y1="28.851cm" svg:x2="23.886cm" svg:y2="28.851cm">
          <text:p/>
        </draw:line>
        <draw:line draw:style-name="gr21" draw:text-style-name="P2" draw:layer="Walls" svg:x1="23.886cm" svg:y1="28.851cm" svg:x2="23.886cm" svg:y2="30.604cm">
          <text:p/>
        </draw:line>
        <draw:line draw:style-name="gr21" draw:text-style-name="P2" draw:layer="Walls" svg:x1="25.015cm" svg:y1="28.851cm" svg:x2="26.602cm" svg:y2="28.851cm">
          <text:p/>
        </draw:line>
        <draw:line draw:style-name="gr21" draw:text-style-name="P2" draw:layer="Walls" svg:x1="26.602cm" svg:y1="28.851cm" svg:x2="26.602cm" svg:y2="30.608cm">
          <text:p/>
        </draw:line>
        <draw:line draw:style-name="gr21" draw:text-style-name="P2" draw:layer="Walls" svg:x1="26.602cm" svg:y1="30.608cm" svg:x2="25.571cm" svg:y2="30.6cm">
          <text:p/>
        </draw:line>
        <draw:line draw:style-name="gr21" draw:text-style-name="P2" draw:layer="Walls" svg:x1="39.121cm" svg:y1="17.781cm" svg:x2="39.12cm" svg:y2="22.25cm">
          <text:p/>
        </draw:line>
        <draw:line draw:style-name="gr21" draw:text-style-name="P2" draw:layer="Walls" svg:x1="39.651cm" svg:y1="13.792cm" svg:x2="39.25cm" svg:y2="13.792cm">
          <text:p/>
        </draw:line>
        <draw:line draw:style-name="gr21" draw:text-style-name="P2" draw:layer="Walls" svg:x1="35.6cm" svg:y1="13.792cm" svg:x2="37.322cm" svg:y2="10.397cm">
          <text:p/>
        </draw:line>
        <draw:line draw:style-name="gr21" draw:text-style-name="P2" draw:layer="Walls" svg:x1="37.322cm" svg:y1="10.397cm" svg:x2="38.96cm" svg:y2="10.392cm">
          <text:p/>
        </draw:line>
        <draw:line draw:style-name="gr21" draw:text-style-name="P2" draw:layer="Walls" svg:x1="38.96cm" svg:y1="10.392cm" svg:x2="38.96cm" svg:y2="10.142cm">
          <text:p/>
        </draw:line>
        <draw:line draw:style-name="gr21" draw:text-style-name="P2" draw:layer="Walls" svg:x1="38.96cm" svg:y1="10.142cm" svg:x2="39.392cm" svg:y2="10.142cm">
          <text:p/>
        </draw:line>
        <draw:line draw:style-name="gr21" draw:text-style-name="P2" draw:layer="Walls" svg:x1="30.171cm" svg:y1="8.092cm" svg:x2="30.268cm" svg:y2="8.125cm">
          <text:p/>
        </draw:line>
        <draw:line draw:style-name="gr21" draw:text-style-name="P2" draw:layer="Walls" svg:x1="30.268cm" svg:y1="8.125cm" svg:x2="30.342cm" svg:y2="8.172cm">
          <text:p/>
        </draw:line>
        <draw:line draw:style-name="gr21" draw:text-style-name="P2" draw:layer="Walls" svg:x1="30.342cm" svg:y1="8.172cm" svg:x2="30.394cm" svg:y2="8.211cm">
          <text:p/>
        </draw:line>
        <draw:line draw:style-name="gr21" draw:text-style-name="P2" draw:layer="Walls" svg:x1="30.394cm" svg:y1="8.211cm" svg:x2="30.42cm" svg:y2="8.22cm">
          <text:p/>
        </draw:line>
        <draw:line draw:style-name="gr21" draw:text-style-name="P2" draw:layer="Walls" svg:x1="30.42cm" svg:y1="8.22cm" svg:x2="30.826cm" svg:y2="8.648cm">
          <text:p/>
        </draw:line>
        <draw:line draw:style-name="gr21" draw:text-style-name="P2" draw:layer="Walls" svg:x1="20.17cm" svg:y1="6.224cm" svg:x2="37.795cm" svg:y2="6.242cm">
          <text:p/>
        </draw:line>
        <draw:line draw:style-name="gr21" draw:text-style-name="P2" draw:layer="Walls" svg:x1="37.795cm" svg:y1="6.242cm" svg:x2="37.795cm" svg:y2="4.891cm">
          <text:p/>
        </draw:line>
        <draw:line draw:style-name="gr21" draw:text-style-name="P2" draw:layer="Walls" svg:x1="37.795cm" svg:y1="4.891cm" svg:x2="48.55cm" svg:y2="4.893cm">
          <text:p/>
        </draw:line>
        <draw:line draw:style-name="gr21" draw:text-style-name="P2" draw:layer="Walls" svg:x1="47.68cm" svg:y1="13.041cm" svg:x2="48.55cm" svg:y2="4.893cm">
          <text:p/>
        </draw:line>
        <draw:line draw:style-name="gr21" draw:text-style-name="P2" draw:layer="Walls" svg:x1="39.392cm" svg:y1="10.142cm" svg:x2="39.651cm" svg:y2="10.142cm">
          <text:p/>
        </draw:line>
        <draw:line draw:style-name="gr21" draw:text-style-name="P2" draw:layer="Walls" svg:x1="46.492cm" svg:y1="23.986cm" svg:x2="46.45cm" svg:y2="23.5cm">
          <text:p/>
        </draw:line>
        <draw:line draw:style-name="gr21" draw:text-style-name="P2" draw:layer="Walls" svg:x1="46.2cm" svg:y1="23.15cm" svg:x2="46.45cm" svg:y2="23.5cm">
          <text:p/>
        </draw:line>
        <draw:line draw:style-name="gr21" draw:text-style-name="P2" draw:layer="Walls" svg:x1="45.871cm" svg:y1="22.942cm" svg:x2="45.7cm" svg:y2="22.9cm">
          <text:p/>
        </draw:line>
        <draw:line draw:style-name="gr21" draw:text-style-name="P2" draw:layer="Walls" svg:x1="45.7cm" svg:y1="22.9cm" svg:x2="43.37cm" svg:y2="22.55cm">
          <text:p/>
        </draw:line>
        <draw:line draw:style-name="gr21" draw:text-style-name="P2" draw:layer="Walls" svg:x1="43.4cm" svg:y1="22.55cm" svg:x2="43.35cm" svg:y2="21.796cm">
          <text:p/>
        </draw:line>
        <draw:line draw:style-name="gr21" draw:text-style-name="P2" draw:layer="Walls" svg:x1="45.65cm" svg:y1="31.75cm" svg:x2="46.492cm" svg:y2="23.986cm">
          <text:p/>
        </draw:line>
        <draw:line draw:style-name="gr21" draw:text-style-name="P2" draw:layer="Walls" svg:x1="24.964cm" svg:y1="23.372cm" svg:x2="24.221cm" svg:y2="23.372cm">
          <text:p/>
        </draw:line>
        <draw:line draw:style-name="gr21" draw:text-style-name="P2" draw:layer="Walls" svg:x1="39.12cm" svg:y1="22.25cm" svg:x2="24.8cm" svg:y2="22.25cm">
          <text:p/>
        </draw:line>
        <draw:line draw:style-name="gr21" draw:text-style-name="P2" draw:layer="Walls" svg:x1="45.65cm" svg:y1="31.75cm" svg:x2="9.97cm" svg:y2="31.75cm">
          <text:p/>
        </draw:line>
        <draw:line draw:style-name="gr21" draw:text-style-name="P2" draw:layer="Walls" svg:x1="35.6cm" svg:y1="13.792cm" svg:x2="39.25cm" svg:y2="13.792cm">
          <text:p/>
        </draw:line>
        <draw:line draw:style-name="gr21" draw:text-style-name="P2" draw:layer="Walls" svg:x1="39.121cm" svg:y1="17.79cm" svg:x2="30.485cm" svg:y2="17.797cm">
          <text:p/>
        </draw:line>
        <draw:rect draw:style-name="gr22" draw:text-style-name="P2" draw:layer="Walls" svg:width="1.643cm" svg:height="1.028cm" svg:x="13.559cm" svg:y="11.43cm">
          <text:p/>
        </draw:rect>
        <draw:rect draw:style-name="gr23" draw:text-style-name="P2" draw:layer="Walls" svg:width="1.643cm" svg:height="1.031cm" svg:x="13.559cm" svg:y="14.773cm">
          <text:p/>
        </draw:rect>
        <draw:rect draw:style-name="gr24" draw:text-style-name="P2" draw:layer="Walls" svg:width="9.999cm" svg:height="4.375cm" svg:x="15.202cm" svg:y="11.429cm">
          <text:p/>
        </draw:rect>
        <draw:rect draw:style-name="gr25" draw:text-style-name="P2" draw:layer="Walls" svg:width="1.624cm" svg:height="2.349cm" svg:x="25.202cm" svg:y="13.455cm">
          <text:p/>
        </draw:rect>
        <draw:line draw:style-name="gr21" draw:text-style-name="P2" draw:layer="Walls" svg:x1="27.642cm" svg:y1="11.387cm" svg:x2="26.49cm" svg:y2="11.387cm">
          <text:p/>
        </draw:line>
        <draw:line draw:style-name="gr21" draw:text-style-name="P2" draw:layer="Walls" svg:x1="26.49cm" svg:y1="11.387cm" svg:x2="26.506cm" svg:y2="13.456cm">
          <text:p/>
        </draw:line>
        <draw:line draw:style-name="gr21" draw:text-style-name="P2" draw:layer="Walls" svg:x1="26.506cm" svg:y1="13.456cm" svg:x2="28.471cm" svg:y2="13.456cm">
          <text:p/>
        </draw:line>
        <draw:line draw:style-name="gr21" draw:text-style-name="P2" draw:layer="Walls" svg:x1="28.471cm" svg:y1="13.456cm" svg:x2="27.642cm" svg:y2="11.387cm">
          <text:p/>
        </draw:line>
        <draw:rect draw:style-name="gr26" draw:text-style-name="P2" draw:layer="Walls" svg:width="1.702cm" svg:height="1.183cm" svg:x="29.124cm" svg:y="8.647cm">
          <text:p/>
        </draw:rect>
        <draw:rect draw:style-name="gr27" draw:text-style-name="P2" draw:layer="Walls" svg:width="1.708cm" svg:height="1.589cm" svg:x="29.124cm" svg:y="9.83cm">
          <text:p/>
        </draw:rect>
        <draw:rect draw:style-name="gr28" draw:text-style-name="P2" draw:layer="Walls" svg:width="8.717cm" svg:height="4.574cm" svg:x="30.103cm" svg:y="23.486cm">
          <text:p/>
        </draw:rect>
        <draw:rect draw:style-name="gr29" draw:text-style-name="P2" draw:layer="Walls" svg:width="2.089cm" svg:height="4.573cm" svg:x="38.82cm" svg:y="23.486cm">
          <text:p/>
        </draw:rect>
        <draw:rect draw:style-name="gr30" draw:text-style-name="P2" draw:layer="Walls" svg:width="1.77cm" svg:height="2.342cm" svg:x="19.9cm" svg:y="25.709cm">
          <text:p/>
        </draw:rect>
        <draw:rect draw:style-name="gr31" draw:text-style-name="P2" draw:layer="Walls" svg:width="1.616cm" svg:height="2.35cm" svg:x="21.671cm" svg:y="25.709cm">
          <text:p/>
        </draw:rect>
        <draw:rect draw:style-name="gr32" draw:text-style-name="P2" draw:layer="Walls" svg:width="1.677cm" svg:height="2.341cm" svg:x="23.286cm" svg:y="25.708cm">
          <text:p/>
        </draw:rect>
        <draw:rect draw:style-name="gr33" draw:text-style-name="P2" draw:layer="Walls" svg:width="2.437cm" svg:height="2.337cm" svg:x="22.526cm" svg:y="23.371cm">
          <text:p/>
        </draw:rect>
        <draw:rect draw:style-name="gr34" draw:text-style-name="P2" draw:layer="Walls" svg:width="1.185cm" svg:height="0.882cm" svg:x="23.885cm" svg:y="28.851cm">
          <text:p/>
        </draw:rect>
        <draw:rect draw:style-name="gr35" draw:text-style-name="P2" draw:layer="Walls" svg:width="1.185cm" svg:height="0.875cm" svg:x="23.885cm" svg:y="29.732cm">
          <text:p/>
        </draw:rect>
        <draw:rect draw:style-name="gr36" draw:text-style-name="P2" draw:layer="Walls" svg:width="1.535cm" svg:height="1.757cm" svg:x="25.066cm" svg:y="28.85cm">
          <text:p/>
        </draw:rect>
        <draw:line draw:style-name="gr21" draw:text-style-name="P2" draw:layer="Walls" svg:x1="22.021cm" svg:y1="23.372cm" svg:x2="22.527cm" svg:y2="23.372cm">
          <text:p/>
        </draw:line>
        <draw:line draw:style-name="gr21" draw:text-style-name="P2" draw:layer="Walls" svg:x1="22.527cm" svg:y1="23.372cm" svg:x2="22.527cm" svg:y2="25.709cm">
          <text:p/>
        </draw:line>
        <draw:line draw:style-name="gr21" draw:text-style-name="P2" draw:layer="Walls" svg:x1="22.527cm" svg:y1="25.709cm" svg:x2="20.004cm" svg:y2="25.709cm">
          <text:p/>
        </draw:line>
        <draw:line draw:style-name="gr21" draw:text-style-name="P2" draw:layer="Walls" svg:x1="28.471cm" svg:y1="13.456cm" svg:x2="26.827cm" svg:y2="13.456cm">
          <text:p/>
        </draw:line>
        <draw:line draw:style-name="gr21" draw:text-style-name="P2" draw:layer="Walls" svg:x1="26.827cm" svg:y1="13.456cm" svg:x2="26.827cm" svg:y2="15.805cm">
          <text:p/>
        </draw:line>
        <draw:line draw:style-name="gr21" draw:text-style-name="P2" draw:layer="Walls" svg:x1="26.827cm" svg:y1="15.805cm" svg:x2="28.73cm" svg:y2="15.805cm">
          <text:p/>
        </draw:line>
        <draw:line draw:style-name="gr21" draw:text-style-name="P2" draw:layer="Walls" svg:x1="28.73cm" svg:y1="15.805cm" svg:x2="29.132cm" svg:y2="15.109cm">
          <text:p/>
        </draw:line>
        <draw:line draw:style-name="gr21" draw:text-style-name="P2" draw:layer="Walls" svg:x1="29.132cm" svg:y1="15.109cm" svg:x2="28.471cm" svg:y2="13.456cm">
          <text:p/>
        </draw:line>
        <draw:line draw:style-name="gr21" draw:text-style-name="P2" draw:layer="Walls" svg:x1="35.6cm" svg:y1="13.792cm" svg:x2="39.651cm" svg:y2="13.792cm">
          <text:p/>
        </draw:line>
        <draw:line draw:style-name="gr21" draw:text-style-name="P2" draw:layer="Walls" svg:x1="39.651cm" svg:y1="13.792cm" svg:x2="39.651cm" svg:y2="12.055cm">
          <text:p/>
        </draw:line>
        <draw:line draw:style-name="gr21" draw:text-style-name="P2" draw:layer="Walls" svg:x1="39.651cm" svg:y1="12.055cm" svg:x2="36.5cm" svg:y2="12.055cm">
          <text:p/>
        </draw:line>
        <draw:line draw:style-name="gr21" draw:text-style-name="P2" draw:layer="Walls" svg:x1="36.5cm" svg:y1="12.055cm" svg:x2="35.6cm" svg:y2="13.792cm">
          <text:p/>
        </draw:line>
        <draw:line draw:style-name="gr21" draw:text-style-name="P2" draw:layer="Walls" svg:x1="36.5cm" svg:y1="12.055cm" svg:x2="39.651cm" svg:y2="12.055cm">
          <text:p/>
        </draw:line>
        <draw:line draw:style-name="gr21" draw:text-style-name="P2" draw:layer="Walls" svg:x1="39.651cm" svg:y1="12.055cm" svg:x2="39.651cm" svg:y2="10.142cm">
          <text:p/>
        </draw:line>
        <draw:line draw:style-name="gr21" draw:text-style-name="P2" draw:layer="Walls" svg:x1="39.651cm" svg:y1="10.142cm" svg:x2="38.96cm" svg:y2="10.142cm">
          <text:p/>
        </draw:line>
        <draw:line draw:style-name="gr21" draw:text-style-name="P2" draw:layer="Walls" svg:x1="38.96cm" svg:y1="10.142cm" svg:x2="38.96cm" svg:y2="10.392cm">
          <text:p/>
        </draw:line>
        <draw:line draw:style-name="gr21" draw:text-style-name="P2" draw:layer="Walls" svg:x1="38.96cm" svg:y1="10.392cm" svg:x2="37.322cm" svg:y2="10.397cm">
          <text:p/>
        </draw:line>
        <draw:line draw:style-name="gr21" draw:text-style-name="P2" draw:layer="Walls" svg:x1="37.322cm" svg:y1="10.397cm" svg:x2="36.5cm" svg:y2="12.055cm">
          <text:p/>
        </draw:line>
        <draw:line draw:style-name="gr37" draw:text-style-name="P2" draw:layer="Walls" svg:x1="23.47cm" svg:y1="14.541cm" svg:x2="22.97cm" svg:y2="14.541cm">
          <text:p/>
        </draw:line>
        <draw:line draw:style-name="gr37" draw:text-style-name="P2" draw:layer="Walls" svg:x1="16.92cm" svg:y1="11.429cm" svg:x2="16.92cm" svg:y2="15.805cm">
          <text:p/>
        </draw:line>
        <draw:line draw:style-name="gr37" draw:text-style-name="P2" draw:layer="Walls" svg:x1="18.37cm" svg:y1="11.429cm" svg:x2="18.37cm" svg:y2="15.804cm">
          <text:p/>
        </draw:line>
        <draw:line draw:style-name="gr37" draw:text-style-name="P2" draw:layer="Walls" svg:x1="18.37cm" svg:y1="13.541cm" svg:x2="18.02cm" svg:y2="13.541cm">
          <text:p/>
        </draw:line>
        <draw:line draw:style-name="gr37" draw:text-style-name="P2" draw:layer="Walls" svg:x1="17.27cm" svg:y1="13.541cm" svg:x2="16.92cm" svg:y2="13.541cm">
          <text:p/>
        </draw:line>
        <draw:line draw:style-name="gr37" draw:text-style-name="P2" draw:layer="Walls" svg:x1="15.202cm" svg:y1="12.191cm" svg:x2="18.37cm" svg:y2="12.191cm">
          <text:p/>
        </draw:line>
        <draw:line draw:style-name="gr37" draw:text-style-name="P2" draw:layer="Walls" svg:x1="25.202cm" svg:y1="12.191cm" svg:x2="22.971cm" svg:y2="12.191cm">
          <text:p/>
        </draw:line>
        <draw:line draw:style-name="gr37" draw:text-style-name="P2" draw:layer="Walls" svg:x1="23.47cm" svg:y1="11.429cm" svg:x2="23.47cm" svg:y2="15.804cm">
          <text:p/>
        </draw:line>
        <draw:line draw:style-name="gr37" draw:text-style-name="P2" draw:layer="Walls" svg:x1="20.67cm" svg:y1="11.43cm" svg:x2="20.67cm" svg:y2="13.441cm">
          <text:p/>
        </draw:line>
        <draw:line draw:style-name="gr37" draw:text-style-name="P2" draw:layer="Walls" svg:x1="30.57cm" svg:y1="23.591cm" svg:x2="30.22cm" svg:y2="23.591cm">
          <text:p/>
        </draw:line>
        <draw:line draw:style-name="gr37" draw:text-style-name="P2" draw:layer="Walls" svg:x1="32.92cm" svg:y1="24.441cm" svg:x2="35.97cm" svg:y2="24.441cm">
          <text:p/>
        </draw:line>
        <draw:line draw:style-name="gr37" draw:text-style-name="P2" draw:layer="Walls" svg:x1="31.37cm" svg:y1="25.291cm" svg:x2="37.67cm" svg:y2="25.291cm">
          <text:p/>
        </draw:line>
        <draw:line draw:style-name="gr37" draw:text-style-name="P2" draw:layer="Walls" svg:x1="30.22cm" svg:y1="28.06cm" svg:x2="30.22cm" svg:y2="23.591cm">
          <text:p/>
        </draw:line>
        <draw:line draw:style-name="gr37" draw:text-style-name="P2" draw:layer="Walls" svg:x1="30.22cm" svg:y1="27.291cm" svg:x2="37.47cm" svg:y2="27.291cm">
          <text:p/>
        </draw:line>
        <draw:line draw:style-name="gr37" draw:text-style-name="P2" draw:layer="Walls" svg:x1="35.22cm" svg:y1="28.06cm" svg:x2="35.22cm" svg:y2="25.291cm">
          <text:p/>
        </draw:line>
        <draw:line draw:style-name="gr37" draw:text-style-name="P2" draw:layer="Walls" svg:x1="31.77cm" svg:y1="23.591cm" svg:x2="31.77cm" svg:y2="24.591cm">
          <text:p/>
        </draw:line>
        <draw:line draw:style-name="gr37" draw:text-style-name="P2" draw:layer="Walls" svg:x1="30.57cm" svg:y1="25.291cm" svg:x2="30.22cm" svg:y2="25.291cm">
          <text:p/>
        </draw:line>
        <draw:line draw:style-name="gr37" draw:text-style-name="P2" draw:layer="Walls" svg:x1="38.82cm" svg:y1="23.591cm" svg:x2="38.47cm" svg:y2="23.591cm">
          <text:p/>
        </draw:line>
        <draw:line draw:style-name="gr37" draw:text-style-name="P2" draw:layer="Walls" svg:x1="38.82cm" svg:y1="25.291cm" svg:x2="38.47cm" svg:y2="25.291cm">
          <text:p/>
        </draw:line>
        <draw:line draw:style-name="gr37" draw:text-style-name="P2" draw:layer="Walls" svg:x1="31.22cm" svg:y1="23.591cm" svg:x2="37.77cm" svg:y2="23.591cm">
          <text:p/>
        </draw:line>
        <draw:line draw:style-name="gr37" draw:text-style-name="P2" draw:layer="Walls" svg:x1="37.12cm" svg:y1="23.591cm" svg:x2="37.12cm" svg:y2="24.591cm">
          <text:p/>
        </draw:line>
        <draw:polygon draw:style-name="gr38" draw:text-style-name="P2" draw:layer="Walls" svg:width="0.899cm" svg:height="2.049cm" svg:x="14.77cm" svg:y="28.8cm" svg:viewBox="0 0 900 2050" draw:points="0,0 900,0 900,1550 550,2000 450,2050 400,2050 350,2000 0,1550">
          <text:p/>
        </draw:polygon>
        <draw:polygon draw:style-name="gr38" draw:text-style-name="P2" draw:layer="Walls" svg:width="0.899cm" svg:height="1.749cm" draw:transform="rotate (-3.14159265358979) translate (43.07cm 9.85cm)" svg:viewBox="0 0 900 1750" draw:points="0,0 900,0 900,1250 550,1700 450,1750 400,1750 350,1700 0,1250">
          <text:p/>
        </draw:polygon>
        <draw:polyline draw:style-name="gr39" draw:text-style-name="P2" draw:layer="Walls" svg:width="9.935cm" svg:height="4.297cm" draw:transform="skewX (-4.36166324699331E-017) rotate (-1.83137398411765) translate (47.68cm 13.041cm)" svg:viewBox="0 0 9936 4298" draw:points="0,0 818,123 1514,404 2226,938 2548,1370 3781,3473 5762,2945 6123,4298 9936,3281 9576,1928">
          <text:p/>
        </draw:polyline>
        <draw:rect draw:style-name="gr23" draw:text-style-name="P2" draw:layer="Walls" svg:width="1.643cm" svg:height="2.315cm" svg:x="13.56cm" svg:y="12.459cm">
          <text:p/>
        </draw:rect>
        <draw:frame draw:style-name="gr40" draw:text-style-name="P3" draw:layer="PDF_Base" svg:width="12.65cm" svg:height="1.85cm" svg:x="1.3cm" svg:y="0.75cm">
          <draw:text-box>
            <text:p>Level 9</text:p>
          </draw:text-box>
        </draw:frame>
        <draw:line draw:style-name="gr21" draw:text-style-name="P2" draw:layer="Walls" svg:x1="10.001cm" svg:y1="6.233cm" svg:x2="20.171cm" svg:y2="6.233cm">
          <text:p/>
        </draw:line>
        <draw:line draw:style-name="gr21" draw:text-style-name="P2" draw:layer="Walls" svg:x1="24.176cm" svg:y1="22.051cm" svg:x2="21.13cm" svg:y2="20.324cm">
          <text:p/>
        </draw:line>
        <draw:line draw:style-name="gr21" draw:text-style-name="P2" draw:layer="Walls" svg:x1="24.8cm" svg:y1="22.25cm" svg:x2="24.45cm" svg:y2="22.2cm">
          <text:p/>
        </draw:line>
        <draw:custom-shape draw:style-name="gr41" draw:text-style-name="P2" draw:layer="Walls" svg:width="1.7cm" svg:height="1.5cm" svg:x="40.6cm" svg:y="14.3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Walls" svg:x1="46.2cm" svg:y1="23.15cm" svg:x2="45.871cm" svg:y2="22.942cm">
          <text:p/>
        </draw:line>
        <draw:polygon draw:style-name="gr42" draw:text-style-name="P4" draw:layer="AH_Zones" svg:width="14.149cm" svg:height="9.949cm" svg:x="19.9cm" svg:y="21.8cm" svg:viewBox="0 0 14150 9950" draw:points="0,0 0,8200 2300,8200 2300,9950 14150,9950 14150,8200 10900,8200 10900,6260 10208,6263 10203,0">
          <text:p/>
        </draw:polygon>
        <draw:polygon draw:style-name="gr43" draw:text-style-name="P5" draw:layer="AH_Zones" svg:width="12.249cm" svg:height="9.949cm" svg:x="9.95cm" svg:y="21.8cm" svg:viewBox="0 0 12250 9950" draw:points="0,9950 0,750 2650,750 2650,0 9950,0 9950,8200 12250,8200 12250,9950">
          <text:p/>
        </draw:polygon>
        <draw:polygon draw:style-name="gr44" draw:text-style-name="P6" draw:layer="AH_Zones" svg:width="19.448cm" svg:height="16.317cm" svg:x="9.971cm" svg:y="6.232cm" svg:viewBox="0 0 19449 16318" draw:points="29,4 19449,0 19449,1715 15230,1715 15230,5209 5231,5209 5231,9565 10916,9573 10916,11564 9479,11564 6379,13368 5929,14068 5929,15568 2629,15568 2629,16318 0,16318">
          <text:p/>
        </draw:polygon>
        <draw:polygon draw:style-name="gr45" draw:text-style-name="P7" draw:layer="AH_Zones" svg:width="18.248cm" svg:height="12.907cm" svg:x="30.3cm" svg:y="4.8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<text:p/>
        </draw:polygon>
        <draw:polygon draw:style-name="gr46" draw:text-style-name="P8" draw:layer="AH_Zones" svg:width="18.763cm" svg:height="11.565cm" svg:x="20.887cm" svg:y="6.232cm" svg:viewBox="0 0 18764 11566" draw:points="18625,3909 18625,1714 16907,9 8533,0 8533,1714 4314,1715 4314,9572 0,9572 0,11564 9413,11565 9413,11566 9413,9559 13863,9559 13863,7559 14713,7559 15613,5822 18763,5822 18764,3909">
          <text:p/>
        </draw:polygon>
        <draw:polygon draw:style-name="gr47" draw:text-style-name="P9" draw:layer="AH_Zones" svg:width="15.691cm" svg:height="17.957cm" svg:x="30.8cm" svg:y="13.79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1-26T17:38:38.423859475</dc:date>
    <meta:editing-duration>PT10H11M24S</meta:editing-duration>
    <meta:editing-cycles>172</meta:editing-cycles>
    <meta:generator>LibreOffice/5.1.4.2$Linux_X86_64 LibreOffice_project/10m0$Build-2</meta:generator>
    <meta:document-statistic meta:object-count="200"/>
  </office:meta>
</office:document-meta>
</file>